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writing-mode="lr-tb"/>
    </style:style>
    <style:style style:name="Таблица1.A" style:family="table-column">
      <style:table-column-properties style:column-width="4.249cm" style:rel-column-width="16383*"/>
    </style:style>
    <style:style style:name="Таблица1.D" style:family="table-column">
      <style:table-column-properties style:column-width="4.251cm" style:rel-column-width="16386*"/>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D1" style:family="table-cell">
      <style:table-cell-properties style:vertical-align="middle" fo:padding="0.097cm" fo:border="0.002cm solid #000000"/>
    </style:style>
    <style:style style:name="Таблица1.A2" style:family="table-cell">
      <style:table-cell-properties style:vertical-align="middle" fo:padding="0.097cm" fo:border-left="0.002cm solid #000000" fo:border-right="none" fo:border-top="none" fo:border-bottom="0.002cm solid #000000"/>
    </style:style>
    <style:style style:name="Таблица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style>
    <style:style style:name="P6" style:family="paragraph" style:parent-style-name="Standard">
      <style:paragraph-properties fo:text-align="center" style:justify-single-word="false"/>
      <style:text-properties style:font-name="Times New Roman" style:font-name-asian="Times New Roman1" style:font-name-complex="Times New Roman1"/>
    </style:style>
    <style:style style:name="P7" style:family="paragraph" style:parent-style-name="Standard">
      <style:paragraph-properties fo:text-align="center" style:justify-single-word="false"/>
      <style:text-properties fo:color="#000000" style:font-name="Times New Roman" fo:font-size="14pt" style:font-name-asian="Times New Roman1" style:font-size-asian="14pt" style:font-name-complex="Times New Roman1"/>
    </style:style>
    <style:style style:name="P8" style:family="paragraph" style:parent-style-name="Standard">
      <style:paragraph-properties fo:text-align="start" style:justify-single-word="false"/>
      <style:text-properties fo:color="#000000" style:font-name="Times New Roman" fo:font-size="14pt" style:font-name-asian="Times New Roman1" style:font-size-asian="14pt" style:font-name-complex="Times New Roman1"/>
    </style:style>
    <style:style style:name="P9" style:family="paragraph" style:parent-style-name="Standard">
      <style:paragraph-properties fo:text-align="center" style:justify-single-word="false"/>
      <style:text-properties fo:color="#000000" style:font-name="Times New Roman" fo:font-size="14pt" fo:font-weight="bold" style:font-name-asian="Times New Roman1" style:font-size-asian="14pt" style:font-weight-asian="bold" style:font-name-complex="Times New Roman1" style:font-weight-complex="bold"/>
    </style:style>
    <style:style style:name="P10" style:family="paragraph" style:parent-style-name="Text_20_body">
      <style:paragraph-properties fo:margin-top="0cm" fo:margin-bottom="0cm" fo:line-height="150%" fo:text-align="center" style:justify-single-word="false"/>
      <style:text-properties fo:color="#00000a" style:font-name="Times New Roman" style:font-name-complex="Times New Roman1"/>
    </style:style>
    <style:style style:name="P11" style:family="paragraph" style:parent-style-name="Text_20_body">
      <style:paragraph-properties fo:margin-top="0cm" fo:margin-bottom="0cm" fo:line-height="150%" fo:text-align="center" style:justify-single-word="false"/>
      <style:text-properties fo:color="#00000a" style:font-name="Times New Roman" fo:font-size="12pt" style:font-name-asian="Times New Roman1" style:font-size-asian="12pt" style:language-asian="ru" style:country-asian="RU" style:font-name-complex="Times New Roman1" style:font-size-complex="12pt"/>
    </style:style>
    <style:style style:name="P12" style:family="paragraph" style:parent-style-name="Standard">
      <style:paragraph-properties fo:margin-top="0cm" fo:margin-bottom="0cm" fo:line-height="150%" fo:text-align="center" style:justify-single-word="false"/>
      <style:text-properties style:font-name="Times New Roman" fo:font-size="14pt" fo:font-weight="bold" style:font-name-asian="Calibri1" style:font-size-asian="14pt" style:font-weight-asian="bold" style:font-name-complex="Calibri1" style:font-size-complex="14pt" style:font-weight-complex="bold"/>
    </style:style>
    <style:style style:name="P13" style:family="paragraph" style:parent-style-name="Standard" style:master-page-name="">
      <style:paragraph-properties fo:margin-left="0cm" fo:margin-right="0cm" fo:margin-top="0cm" fo:margin-bottom="0cm" fo:line-height="150%" fo:text-align="start" style:justify-single-word="false" fo:orphans="2" fo:widows="2" fo:text-indent="0.131cm" style:auto-text-indent="false" style:page-number="auto" style:writing-mode="lr-tb"/>
      <style:text-properties style:font-name="Times New Roman" fo:font-size="14pt" fo:font-weight="normal" style:font-size-asian="14pt" style:font-weight-asian="normal" style:font-size-complex="14pt" style:font-weight-complex="normal"/>
    </style:style>
    <style:style style:name="P14" style:family="paragraph" style:parent-style-name="Standard" style:master-page-name="">
      <style:paragraph-properties fo:margin-left="0cm" fo:margin-right="0cm" fo:margin-top="0cm" fo:margin-bottom="0cm" fo:line-height="150%" fo:text-align="start" style:justify-single-word="false" fo:orphans="2" fo:widows="2" fo:text-indent="0.131cm" style:auto-text-indent="false" style:page-number="auto" style:writing-mode="lr-tb"/>
      <style:text-properties style:font-name="Times New Roman" fo:font-size="14pt" fo:language="ru" fo:country="RU" fo:font-weight="normal" style:font-size-asian="14pt" style:font-weight-asian="normal" style:font-size-complex="14pt" style:font-weight-complex="normal"/>
    </style:style>
    <style:style style:name="P15" style:family="paragraph" style:parent-style-name="Standard" style:master-page-name="">
      <style:paragraph-properties fo:margin-left="0cm" fo:margin-right="0cm" fo:margin-top="0cm" fo:margin-bottom="0cm" fo:line-height="150%" fo:text-align="start" style:justify-single-word="false" fo:orphans="2" fo:widows="2" fo:text-indent="0.131cm" style:auto-text-indent="false" style:page-number="auto" style:writing-mode="lr-tb"/>
      <style:text-properties style:font-name="Times New Roman" fo:font-size="14pt" fo:language="ru" fo:country="RU" fo:font-weight="normal" style:font-name-asian="Calibri1" style:font-size-asian="14pt" style:font-weight-asian="normal" style:font-name-complex="Calibri1" style:font-size-complex="14pt" style:font-weight-complex="normal"/>
    </style:style>
    <style:style style:name="P16" style:family="paragraph" style:parent-style-name="Standard">
      <style:paragraph-properties fo:margin-left="0cm" fo:margin-right="0cm" fo:margin-top="0cm" fo:margin-bottom="0cm" fo:line-height="150%" fo:text-align="start" style:justify-single-word="false" fo:orphans="2" fo:widows="2" fo:text-indent="0.131cm" style:auto-text-indent="false" style:writing-mode="lr-tb"/>
      <style:text-properties style:font-name="Times New Roman" fo:font-size="14pt" fo:language="ru" fo:country="RU" fo:font-weight="normal" style:font-size-asian="14pt" style:font-weight-asian="normal" style:font-size-complex="14pt" style:font-weight-complex="normal"/>
    </style:style>
    <style:style style:name="P17" style:family="paragraph" style:parent-style-name="Standard">
      <style:paragraph-properties fo:margin-left="0cm" fo:margin-right="0cm" fo:margin-top="0cm" fo:margin-bottom="0cm" fo:line-height="150%" fo:text-align="start" style:justify-single-word="false" fo:orphans="2" fo:widows="2" fo:text-indent="0.131cm" style:auto-text-indent="false" style:writing-mode="lr-tb"/>
      <style:text-properties style:font-name="Times New Roman" fo:font-size="14pt" fo:language="ru" fo:country="RU" fo:font-weight="normal" style:font-name-asian="Calibri1" style:font-size-asian="14pt" style:font-weight-asian="normal" style:font-name-complex="Calibri1" style:font-size-complex="14pt" style:font-weight-complex="normal"/>
    </style:style>
    <style:style style:name="P18" style:family="paragraph" style:parent-style-name="Standard">
      <style:paragraph-properties fo:margin-left="0cm" fo:margin-right="0cm" fo:margin-top="0cm" fo:margin-bottom="0cm" fo:line-height="150%" fo:text-align="center" style:justify-single-word="false" fo:orphans="2" fo:widows="2" fo:text-indent="0.131cm" style:auto-text-indent="false" style:writing-mode="lr-tb"/>
      <style:text-properties style:font-name="Times New Roman" fo:font-size="14pt" fo:language="ru" fo:country="RU" fo:font-weight="bold" style:font-name-asian="Calibri1" style:font-size-asian="14pt" style:font-weight-asian="bold" style:font-name-complex="Calibri1" style:font-size-complex="14pt" style:font-weight-complex="bold"/>
    </style:style>
    <style:style style:name="P19" style:family="paragraph" style:parent-style-name="Standard">
      <style:paragraph-properties fo:margin-left="0cm" fo:margin-right="0cm" fo:margin-top="0cm" fo:margin-bottom="0cm" fo:line-height="150%" fo:text-align="start" style:justify-single-word="false" fo:orphans="2" fo:widows="2" fo:text-indent="0.131cm" style:auto-text-indent="false" style:writing-mode="lr-tb"/>
      <style:text-properties style:font-name="Times New Roman" fo:font-size="14pt" fo:language="ru" fo:country="RU" fo:font-style="normal" fo:font-weight="bold" style:font-name-asian="Calibri1" style:font-size-asian="14pt" style:font-style-asian="normal" style:font-weight-asian="bold" style:font-name-complex="Calibri1" style:font-size-complex="14pt" style:font-style-complex="normal" style:font-weight-complex="bold"/>
    </style:style>
    <style:style style:name="P20" style:family="paragraph" style:parent-style-name="Standard">
      <style:paragraph-properties fo:margin-left="0cm" fo:margin-right="0cm" fo:margin-top="0cm" fo:margin-bottom="0cm" fo:line-height="150%" fo:text-align="center" style:justify-single-word="false" fo:orphans="2" fo:widows="2" fo:text-indent="0.131cm" style:auto-text-indent="false" style:writing-mode="lr-tb"/>
      <style:text-properties style:font-name="Times New Roman" fo:font-size="14pt" fo:language="ru" fo:country="RU" fo:font-style="normal" fo:font-weight="bold" style:font-name-asian="Calibri1" style:font-size-asian="14pt" style:font-style-asian="normal" style:font-weight-asian="bold" style:font-name-complex="Calibri1" style:font-size-complex="14pt" style:font-style-complex="normal" style:font-weight-complex="bold"/>
    </style:style>
    <style:style style:name="P21" style:family="paragraph" style:parent-style-name="Standard">
      <style:paragraph-properties fo:margin-left="0cm" fo:margin-right="0cm" fo:margin-top="0cm" fo:margin-bottom="0cm" fo:line-height="150%" fo:text-align="start" style:justify-single-word="false" fo:orphans="2" fo:widows="2" fo:text-indent="0.131cm" style:auto-text-indent="false" style:writing-mode="lr-tb"/>
      <style:text-properties style:font-name="Times New Roman" fo:font-size="14pt" fo:language="ru" fo:country="RU" fo:font-style="normal" fo:font-weight="normal" style:font-name-asian="Calibri1" style:font-size-asian="14pt" style:font-style-asian="normal" style:font-weight-asian="normal" style:font-name-complex="Calibri1" style:font-size-complex="14pt" style:font-style-complex="normal" style:font-weight-complex="normal"/>
    </style:style>
    <style:style style:name="P22" style:family="paragraph" style:parent-style-name="Standard">
      <style:paragraph-properties fo:margin-left="0cm" fo:margin-right="0cm" fo:margin-top="0cm" fo:margin-bottom="0cm" fo:line-height="150%" fo:text-align="start" style:justify-single-word="false" fo:orphans="2" fo:widows="2" fo:text-indent="0.131cm" style:auto-text-indent="false" style:writing-mode="lr-tb"/>
      <style:text-properties style:font-name="Times New Roman" fo:font-size="14pt" fo:language="en" fo:country="US" fo:font-style="normal" fo:font-weight="bold" style:font-name-asian="Calibri1" style:font-size-asian="14pt" style:font-style-asian="normal" style:font-weight-asian="bold" style:font-name-complex="Calibri1" style:font-size-complex="14pt" style:font-style-complex="normal" style:font-weight-complex="bold"/>
    </style:style>
    <style:style style:name="P23" style:family="paragraph" style:parent-style-name="Standard">
      <style:paragraph-properties fo:margin-left="0cm" fo:margin-right="0cm" fo:margin-top="0cm" fo:margin-bottom="0cm" fo:line-height="150%" fo:text-align="start" style:justify-single-word="false" fo:orphans="2" fo:widows="2" fo:text-indent="0.131cm" style:auto-text-indent="false" style:writing-mode="lr-tb"/>
      <style:text-properties style:font-name="Times New Roman" fo:font-size="14pt" fo:language="en" fo:country="US" fo:font-style="normal" fo:font-weight="normal" style:font-name-asian="Calibri1" style:font-size-asian="14pt" style:font-style-asian="normal" style:font-weight-asian="normal" style:font-name-complex="Calibri1" style:font-size-complex="14pt" style:font-style-complex="normal" style:font-weight-complex="normal"/>
    </style:style>
    <style:style style:name="P24" style:family="paragraph" style:parent-style-name="Standard">
      <style:paragraph-properties fo:margin-left="0cm" fo:margin-right="0cm" fo:margin-top="0cm" fo:margin-bottom="0cm" fo:line-height="150%" fo:text-align="start" style:justify-single-word="false" fo:orphans="2" fo:widows="2" fo:text-indent="0.131cm" style:auto-text-indent="false" style:writing-mode="lr-tb"/>
    </style:style>
    <style:style style:name="P25" style:family="paragraph" style:parent-style-name="Standard">
      <style:paragraph-properties fo:margin-left="0cm" fo:margin-right="0cm" fo:margin-top="0cm" fo:margin-bottom="0cm" fo:line-height="150%" fo:text-align="start" style:justify-single-word="false" fo:orphans="2" fo:widows="2" fo:text-indent="0.131cm" style:auto-text-indent="false" style:writing-mode="lr-tb"/>
      <style:text-properties fo:language="ru" fo:country="RU"/>
    </style:style>
    <style:style style:name="P26" style:family="paragraph" style:parent-style-name="Table_20_Contents">
      <style:paragraph-properties fo:text-align="center" style:justify-single-word="false"/>
      <style:text-properties style:font-name="Times New Roman" fo:font-size="14pt" style:font-size-asian="14pt" style:font-size-complex="14pt"/>
    </style:style>
    <style:style style:name="P27" style:family="paragraph" style:parent-style-name="Table_20_Contents">
      <style:paragraph-properties fo:text-align="center" style:justify-single-word="false"/>
      <style:text-properties style:font-name="Times New Roman" fo:font-size="14pt" fo:language="en" fo:country="US" style:font-size-asian="14pt" style:font-size-complex="14pt"/>
    </style:style>
    <style:style style:name="P28" style:family="paragraph" style:parent-style-name="Standard" style:master-page-name="First_20_Page">
      <style:paragraph-properties style:page-number="auto"/>
      <style:text-properties fo:language="en" fo:country="US"/>
    </style:style>
    <style:style style:name="P29" style:family="paragraph" style:parent-style-name="Standard" style:list-style-name="L1">
      <style:paragraph-properties fo:margin-top="0cm" fo:margin-bottom="0cm" fo:line-height="150%" fo:text-align="start" style:justify-single-word="false" fo:orphans="2" fo:widows="2" style:writing-mode="lr-tb"/>
      <style:text-properties style:font-name="Times New Roman" fo:font-size="14pt" fo:language="ru" fo:country="RU" fo:font-weight="normal" style:font-name-asian="Calibri1" style:font-size-asian="14pt" style:font-weight-asian="normal" style:font-name-complex="Calibri1" style:font-size-complex="14pt" style:font-weight-complex="normal"/>
    </style:style>
    <style:style style:name="P30" style:family="paragraph" style:parent-style-name="Standard" style:list-style-name="L2">
      <style:paragraph-properties fo:margin-left="0cm" fo:margin-right="0cm" fo:margin-top="0cm" fo:margin-bottom="0cm" fo:line-height="150%" fo:text-align="center" style:justify-single-word="false" fo:orphans="2" fo:widows="2" fo:text-indent="0.131cm" style:auto-text-indent="false" style:writing-mode="lr-tb"/>
      <style:text-properties style:font-name="Times New Roman" fo:font-size="14pt" fo:language="ru" fo:country="RU" fo:font-weight="bold" style:font-name-asian="Calibri1" style:font-size-asian="14pt" style:font-weight-asian="bold" style:font-name-complex="Calibri1" style:font-size-complex="14pt" style:font-weight-complex="bold"/>
    </style:style>
    <style:style style:name="P31" style:family="paragraph" style:parent-style-name="Standard" style:list-style-name="L3">
      <style:paragraph-properties fo:margin-left="0cm" fo:margin-right="0cm" fo:margin-top="0cm" fo:margin-bottom="0cm" fo:line-height="150%" fo:text-align="center" style:justify-single-word="false" fo:orphans="2" fo:widows="2" fo:text-indent="0.131cm" style:auto-text-indent="false" style:writing-mode="lr-tb"/>
      <style:text-properties style:font-name="Times New Roman" fo:font-size="14pt" fo:language="ru" fo:country="RU" fo:font-style="normal" fo:font-weight="normal" style:font-name-asian="Calibri1" style:font-size-asian="14pt" style:font-style-asian="normal" style:font-weight-asian="normal" style:font-name-complex="Calibri1" style:font-size-complex="14pt" style:font-style-complex="normal" style:font-weight-complex="normal"/>
    </style:style>
    <style:style style:name="P32" style:family="paragraph" style:parent-style-name="Standard" style:list-style-name="L4">
      <style:paragraph-properties fo:margin-left="0cm" fo:margin-right="0cm" fo:margin-top="0cm" fo:margin-bottom="0cm" fo:line-height="150%" fo:text-align="center" style:justify-single-word="false" fo:orphans="2" fo:widows="2" fo:text-indent="0.131cm" style:auto-text-indent="false" style:writing-mode="lr-tb"/>
      <style:text-properties style:font-name="Times New Roman" fo:font-size="14pt" fo:language="ru" fo:country="RU" fo:font-style="normal" fo:font-weight="bold" style:font-name-asian="Calibri1" style:font-size-asian="14pt" style:font-style-asian="normal" style:font-weight-asian="bold" style:font-name-complex="Calibri1" style:font-size-complex="14pt" style:font-style-complex="normal" style:font-weight-complex="bold"/>
    </style:style>
    <style:style style:name="P33" style:family="paragraph" style:parent-style-name="Heading_20_1">
      <style:paragraph-properties fo:margin-top="0cm" fo:margin-bottom="0cm" fo:line-height="150%" fo:text-align="center" style:justify-single-word="false"/>
      <style:text-properties fo:color="#00000a" style:font-name="Times New Roman"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fo:language="en" fo:country="US" fo:font-style="normal" style:font-name-asian="Calibri1" style:font-size-asian="14pt" style:font-style-asian="normal" style:font-name-complex="Calibri1" style:font-size-complex="14pt" style:font-style-complex="normal"/>
    </style:style>
    <style:style style:name="T4" style:family="text">
      <style:text-properties style:font-name="Times New Roman" fo:font-size="14pt" fo:language="en" fo:country="US" fo:font-weight="normal" style:font-name-asian="Calibri1" style:font-size-asian="14pt" style:font-weight-asian="normal" style:font-name-complex="Calibri1" style:font-size-complex="14pt" style:font-weight-complex="normal"/>
    </style:style>
    <style:style style:name="T5" style:family="text">
      <style:text-properties style:font-name="Times New Roman" fo:font-size="14pt" fo:language="ru" fo:country="RU" fo:font-weight="normal" style:font-name-asian="Calibri1" style:font-size-asian="14pt" style:font-weight-asian="normal" style:font-name-complex="Calibri1" style:font-size-complex="14pt" style:font-weight-complex="normal"/>
    </style:style>
    <style:style style:name="T6" style:family="text">
      <style:text-properties style:font-name="Times New Roman" fo:font-size="14pt" fo:language="ru" fo:country="RU" fo:font-style="normal" style:font-name-asian="Calibri1" style:font-size-asian="14pt" style:font-style-asian="normal" style:font-name-complex="Calibri1" style:font-size-complex="14pt" style:font-style-complex="normal"/>
    </style:style>
    <style:style style:name="T7" style:family="text">
      <style:text-properties style:font-name="Times New Roman" fo:font-size="14pt" fo:font-weight="normal" style:font-name-asian="Calibri1" style:font-size-asian="14pt" style:font-weight-asian="normal" style:font-name-complex="Calibri1" style:font-size-complex="14pt" style:font-weight-complex="normal"/>
    </style:style>
    <style:style style:name="T8" style:family="text">
      <style:text-properties style:font-name="Times New Roman" fo:font-weight="normal" style:font-weight-asian="normal" style:font-weight-complex="normal"/>
    </style:style>
    <style:style style:name="T9" style:family="text">
      <style:text-properties style:font-name-asian="Calibri1" style:font-name-complex="Calibri1"/>
    </style:style>
    <style:style style:name="T10" style:family="text">
      <style:text-properties fo:language="en" fo:country="US"/>
    </style:style>
    <style:style style:name="T11" style:family="text">
      <style:text-properties fo:language="en" fo:country="US" style:font-name-asian="Calibri1" style:font-name-complex="Calibri1"/>
    </style:style>
    <style:style style:name="T12" style:family="text">
      <style:text-properties fo:language="en" fo:country="US" fo:font-weight="bold" style:font-weight-asian="bold" style:font-weight-complex="bold"/>
    </style:style>
    <style:style style:name="T13" style:family="text">
      <style:text-properties fo:language="ru" fo:country="RU"/>
    </style:style>
    <style:style style:name="T14" style:family="text">
      <style:text-properties fo:language="ru" fo:country="RU" style:font-name-asian="Calibri1" style:font-name-complex="Calibri1"/>
    </style:style>
    <style:style style:name="T15" style:family="text">
      <style:text-properties fo:language="ru" fo:country="RU"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6">МИНИСТЕРСТВО ОБРАЗОВАНИЯ И НАУКИ РОССИЙСКОЙ ФЕДЕРАЦИИ ФЕДЕРАЛЬНОЕ ГОСУДАРСТВЕННОЕ АВТОНОМНОЕ ОБРАЗОВАТЕЛЬНОЕ УЧРЕЖДЕНИЕ ВЫСШЕГО ОБРАЗОВАНИЯ «КАЗАНСКИЙ (ПРИВОЛЖСКИЙ) ФЕДЕРАЛЬНЫЙ УНИВЕРСИТЕТ» </text:p>
      <text:p text:style-name="P4"><text:s/></text:p>
      <text:p text:style-name="P4">Институт управления, экономики и финансов </text:p>
      <text:p text:style-name="P4">Кафедра Географии и Картографии</text:p>
      <text:p text:style-name="P4"/>
      <text:p text:style-name="P4"/>
      <text:p text:style-name="P4">КУРСОВАЯ РАБОТА </text:p>
      <text:p text:style-name="P4">по дисциплине: «Устойчивое развитие» </text:p>
      <text:p text:style-name="P4"/>
      <text:p text:style-name="P4">Тема:</text:p>
      <text:p text:style-name="P4">«Концепция устойчивого развития»</text:p>
      <text:p text:style-name="P3"><text:s/></text:p>
      <text:p text:style-name="P3"><text:s text:c="2"/><text:tab/><text:tab/><text:tab/><text:tab/><text:tab/><text:tab/><text:tab/></text:p>
      <text:p text:style-name="P3"><text:tab/><text:tab/><text:tab/><text:tab/><text:tab/><text:tab/><text:tab/></text:p>
      <text:p text:style-name="P2"><text:span text:style-name="T1"><text:s text:c="6"/></text:span><text:span text:style-name="T2"><text:s/>Выполнил ученик группы 14.5 - 570 Каримуллин И.Р.</text:span></text:p>
      <text:p text:style-name="P4">Научный руководитель: </text:p>
      <text:p text:style-name="P2"><text:span text:style-name="T1"><text:s/></text:span><text:span text:style-name="T2">Заведующий кафедрой географии и картографии, </text:span></text:p>
      <text:p text:style-name="P4">Куржанова А.А. (доцент, к.н.)</text:p>
      <text:p text:style-name="P5"/>
      <text:p text:style-name="P7"/>
      <text:p text:style-name="P7"/>
      <text:p text:style-name="P7"/>
      <text:p text:style-name="P7"/>
      <text:p text:style-name="P7"/>
      <text:p text:style-name="P7"/>
      <text:p text:style-name="P2"/>
      <text:p text:style-name="P7"/>
      <text:p text:style-name="P7">Казань 2018</text:p>
      <text:p text:style-name="P9"><text:soft-page-break/>СОДЕРЖАНИЕ</text:p>
      <text:p text:style-name="P9"/>
      <text:p text:style-name="P8">Введение.................................................................................................................3</text:p>
      <text:list xml:id="list7616289441234933575" text:style-name="Outline">
        <text:list-item>
          <text:h text:style-name="P33" text:outline-level="1"/>
        </text:list-item>
        <text:list-item>
          <text:h text:style-name="P33" text:outline-level="1"/>
        </text:list-item>
        <text:list-item>
          <text:h text:style-name="P33" text:outline-level="1"/>
        </text:list-item>
        <text:list-item>
          <text:h text:style-name="P33" text:outline-level="1"/>
        </text:list-item>
        <text:list-item>
          <text:h text:style-name="P33" text:outline-level="1"/>
        </text:list-item>
        <text:list-item>
          <text:h text:style-name="P33" text:outline-level="1"/>
        </text:list-item>
        <text:list-item>
          <text:h text:style-name="P33" text:outline-level="1"/>
        </text:list-item>
        <text:list-item>
          <text:h text:style-name="P33" text:outline-level="1"/>
        </text:list-item>
        <text:list-item>
          <text:h text:style-name="P33" text:outline-level="1"/>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2"><text:soft-page-break/>ВВЕДЕНИЕ</text:p>
      <text:p text:style-name="P13"><text:span text:style-name="T9">Веб — технологии сегодня играют важную роль в жизни геоинформационных систем (ГИС). Особенно в связи с массовым переходом интернет — страниц на </text:span><text:span text:style-name="T14">методику</text:span><text:span text:style-name="T9"> </text:span><text:span text:style-name="T11">Web 2.0. </text:span><text:span text:style-name="T14">Одной из особенностей этой методики является повышенная интерактивности при взаимодействии пользователя с некоторым сервисом. Применительно к области ГИС можно привести в пример </text:span><text:span text:style-name="T11">GoogleMaps</text:span><text:span text:style-name="T14">, </text:span><text:span text:style-name="T11">Yandex.Maps, OpenStreetMap </text:span><text:span text:style-name="T14">или </text:span><text:span text:style-name="T11">2</text:span><text:span text:style-name="T14">ГИС. Каждый из этих сервисов допускает самостоятельное внесение изменений во внутреннюю структуру самого сервиса (после согласования его с сообществом). То есть любой пользователь может принять участие в жизни этих по истине полезных продуктов. Это есть один из аспектов методики </text:span><text:span text:style-name="T11">Web 2.0. </text:span></text:p>
      <text:p text:style-name="P16"><text:span text:style-name="T9">Другим, не менее важным аспектом данной методики является интерактивность видимая, то есть доступная восприятию глазом. Сегодня никого уже не удивишь </text:span><text:span text:style-name="T11">pop-up </text:span><text:span text:style-name="T9">окном или снежинками, падающими с шапки (то есть верхней части) сайта. Однако интерактивные страницы, посвященные ГИС тематике (как те, что были приведены выше), до сих пор удивляют. Например, полностью трехмерная карта какого — либо известного города позволяет очутиться в Париже. Или непрерывная панорамная съемка с помощью которой можно прокатиться по всей Европе не выходя из дома. Все это впечатляет. Однако если кто — нибудь попытается разобраться, как устроены подобные сервисы, он очень быстро поймет, что это достаточно сложные для понимания вещи, в которых одному человеку практически невозможно разобраться. Что уж говорить о создании подобных сервисов. Такие проекты обычно разрабатываются большим количеством людей по принципу «черного ящика». То есть каждый отдельный человек, задействованный в разработке, создает некоторую свою узкоспециализированную функциональность и дополняет ее удобным, понятным и хорошо документированным интерфейсом. А другие разработчики, которые возможно, менее квалифицированы в этой области, не вдаются в детали реализации, а взаимодействуют напрямую с простым </text:span><text:soft-page-break/><text:span text:style-name="T9">интерфейсом. Такая практика, принятая еще на заре появления компьютерных вычислений (а на самом деле и до появления компьютеров, достаточно вспомнить промышленную революцию, которая вообще была бы невозможна без подобных абстракций) и позволяет разрабатывать грандиозные приложения, такие, как перечисленные выше. </text:span></text:p>
      <text:p text:style-name="P17">В теме этой курсовой мы попробуем сами создать несложную ГИС, расположенную в сети. Сама ГИС будет представлять собой карту Казани с явно заданной (хранящейся внутри ГИС и не отображаемой пользователю) структурой дорог города с возможностью нахождения кратчайшего пути между двумя точками. Мы пройдем в очень упрощенном виде через все этапы разработки подобной системы, а именно: </text:p>
      <text:list xml:id="list7438277522665126012" text:style-name="L1">
        <text:list-item>
          <text:p text:style-name="P29">Сбор сырых данных</text:p>
        </text:list-item>
        <text:list-item>
          <text:p text:style-name="P29">Выполнение над исходными данными некоторых преобразований, что позволит нам получить на выходе данные, подходящие к применению в нашей проблемной области</text:p>
        </text:list-item>
        <text:list-item>
          <text:p text:style-name="P29">Разработка внутренней логики приложения, которая <text:s/>будет решать нашу задачу (нахождение кратчайших путей), опираясь на исходные данные</text:p>
        </text:list-item>
        <text:list-item>
          <text:p text:style-name="P29">Создание «представления» приложения, то есть его внешнего вида, интерфейса, того, с чем пользователь будет взаимодействовать</text:p>
        </text:list-item>
        <text:list-item>
          <text:p text:style-name="P29">Размещение приложения в сети. Однако в нашем случае этот пункт будет опущен, так как требует денежных средств на его осуществление. Результаты проделанной работы мы будет наблюдать у себя на локальной машине</text:p>
        </text:list-item>
      </text:list>
      <text:p text:style-name="P15"/>
      <text:p text:style-name="P17"/>
      <text:p text:style-name="P17"/>
      <text:p text:style-name="P17"/>
      <text:p text:style-name="P17"/>
      <text:p text:style-name="P17"/>
      <text:p text:style-name="P18"><text:soft-page-break/>СБОР ДАННЫХ И ПЕРЕВОД ИХ В УДОБНЫЙ ДЛЯ НАШЕЙ ПРОБЛЕМНОЙ ОБЛАСТИ ФОРМАТ</text:p>
      <text:p text:style-name="P14"><text:span text:style-name="T9">Для нашего приложения нам вполне сгодится обычная карта Казани, представленная в высоком разрешении. Она и будет нашими исходными данными. В интернете нет так уж сложно найти подобную карту и первая же ссылка в поисковой сети </text:span><text:span text:style-name="T11">Google </text:span><text:span text:style-name="T9">сразу же выдает нужный результат </text:span><text:span text:style-name="T11">[1]</text:span><text:span text:style-name="T9">. Карта представлена в формате </text:span><text:span text:style-name="T11">GIF, </text:span><text:span text:style-name="T9">для удобства переведем ее в </text:span><text:span text:style-name="T11">JPEG.</text:span><text:span text:style-name="T9"> </text:span></text:p>
      <text:p text:style-name="P16"><text:span text:style-name="T9">Теперь мы готовы к превращению «сырых» низкоуровневых растровых данных в осмысленные векторные. Для этого можно воспользоваться любым </text:span><text:span text:style-name="T11">digit – </text:span><text:span text:style-name="T9">айзером. Воспользуемся привычным нам бесплатным </text:span><text:span text:style-name="T11">EasyTrace </text:span><text:span text:style-name="T9">7.99. Это удобное приложение, созданное нашими соотечественниками. Большим плюсом этого продукта является то, что он не придерживается жесткой политики данных, а позволяет конвертировать их из одного формата в другой без особых усилий. Нам как раз понадобится подобная возможность в будущем, так как правильно выбранное представление данных — это половина успеха любого приложения.</text:span></text:p>
      <text:p text:style-name="P17">Мы не будем подробно описывать процесс оцифровки. Просто укажем, что кроме дорог нам ничего больше и не нужно. Мы даже не будем присваивать какие — либо атрибуты вершинам полилиний, а вычислим их позже с помощью компьютерной программы. Стоит заметить, что это достаточно трудоемкий и скучный процесс. К счастью, большинство районов Казани имеют простую и четкую структуру дорожной сети, поэтому их оцифровка, при наличии опыта, займет не более нескольких часов.</text:p>
      <text:p text:style-name="P24"><text:span text:style-name="T5">После того как оцифрованы все дороги, нам необходимо перевести в удобный для разбора формат. По умолчанию вся геометрия хранится внутри бинарных файлов </text:span><text:span text:style-name="T4">JET </text:span><text:span text:style-name="T5">и </text:span><text:span text:style-name="T4">BAK, </text:span><text:span text:style-name="T5">однако </text:span><text:span text:style-name="T4">EasyTrace </text:span><text:span text:style-name="T5">позволяет перевести ее в формат </text:span><text:span text:style-name="T4">CSV </text:span><text:span text:style-name="T5">(</text:span><text:span text:style-name="Emphasis"><text:span text:style-name="T3">comma-separated values, </text:span></text:span><text:span text:style-name="Emphasis"><text:span text:style-name="T6">рус. - значения, разделенные запятой</text:span></text:span><text:span text:style-name="T5">)</text:span><text:span text:style-name="T4">, </text:span><text:span text:style-name="T5"><text:s/>простой и компактный способ представления последовательности значений, </text:span><text:soft-page-break/><text:span text:style-name="T5">определяющих какую — то сущность. В нашем случае, мы получим такой формат:</text:span></text:p>
      <table:table table:name="Таблица1" table:style-name="Таблица1">
        <table:table-column table:style-name="Таблица1.A" table:number-columns-repeated="3"/>
        <table:table-column table:style-name="Таблица1.D"/>
        <table:table-row>
          <table:table-cell table:style-name="Таблица1.A1" office:value-type="string">
            <text:p text:style-name="P27">X</text:p>
          </table:table-cell>
          <table:table-cell table:style-name="Таблица1.A1" office:value-type="string">
            <text:p text:style-name="P27">Y</text:p>
          </table:table-cell>
          <table:table-cell table:style-name="Таблица1.A1" office:value-type="string">
            <text:p text:style-name="P27">Z</text:p>
          </table:table-cell>
          <table:table-cell table:style-name="Таблица1.D1" office:value-type="string">
            <text:p text:style-name="P26">Тип</text:p>
          </table:table-cell>
        </table:table-row>
        <table:table-row>
          <table:table-cell table:style-name="Таблица1.A2" office:value-type="string">
            <text:p text:style-name="P27">x1</text:p>
          </table:table-cell>
          <table:table-cell table:style-name="Таблица1.A2" office:value-type="string">
            <text:p text:style-name="P27">y1</text:p>
          </table:table-cell>
          <table:table-cell table:style-name="Таблица1.A2" office:value-type="string">
            <text:p text:style-name="P27">0.0</text:p>
          </table:table-cell>
          <table:table-cell table:style-name="Таблица1.D2" office:value-type="string">
            <text:p text:style-name="P27">0.0</text:p>
          </table:table-cell>
        </table:table-row>
        <table:table-row>
          <table:table-cell table:style-name="Таблица1.A2" office:value-type="string">
            <text:p text:style-name="P26">...</text:p>
          </table:table-cell>
          <table:table-cell table:style-name="Таблица1.A2" office:value-type="string">
            <text:p text:style-name="P26">…</text:p>
          </table:table-cell>
          <table:table-cell table:style-name="Таблица1.A2" office:value-type="string">
            <text:p text:style-name="P27">...</text:p>
          </table:table-cell>
          <table:table-cell table:style-name="Таблица1.D2" office:value-type="string">
            <text:p text:style-name="P26">...</text:p>
          </table:table-cell>
        </table:table-row>
        <table:table-row>
          <table:table-cell table:style-name="Таблица1.A2" office:value-type="string">
            <text:p text:style-name="P27">xn</text:p>
          </table:table-cell>
          <table:table-cell table:style-name="Таблица1.A2" office:value-type="string">
            <text:p text:style-name="P27">yn</text:p>
          </table:table-cell>
          <table:table-cell table:style-name="Таблица1.A2" office:value-type="string">
            <text:p text:style-name="P27">0.0</text:p>
          </table:table-cell>
          <table:table-cell table:style-name="Таблица1.D2" office:value-type="string">
            <text:p text:style-name="P27">0.0</text:p>
          </table:table-cell>
        </table:table-row>
      </table:table>
      <text:p text:style-name="P25"><text:span text:style-name="T7">Последние 2 столбца нам не </text:span><text:span text:style-name="T4">понадобятся (</text:span><text:span text:style-name="T7">они не несут в себе никакой информации)</text:span><text:span text:style-name="T4">. </text:span><text:span text:style-name="T7">Пары </text:span><text:span text:style-name="T4">(x1, y1), …, (xn, yn) </text:span><text:span text:style-name="T7">определяют вершины полилиний (оцифрованных нами дорог) в порядке их оцифровки. Они разделены прописными словами</text:span><text:span text:style-name="T4"> “BEGPOLY” </text:span><text:span text:style-name="T7">и </text:span><text:span text:style-name="T4">“ENDPOLY”, </text:span><text:span text:style-name="T7">которые означают соответственно начало и конец полилинии. </text:span><text:span text:style-name="T4">CSV </text:span><text:span text:style-name="T7">прекрасный формат данных, но для того, чтобы работать с ним без особых хлопот придется подключать набор специальных библиотек. В нашем случае это совершенно не нужно, так как данные имеют очень простую структуру. Поэтому воспользуемся интернет — сервисами и переведем его в формат </text:span><text:span text:style-name="T4">TXT, </text:span><text:span text:style-name="T7">простейший формат данных, который можно себе представить. Его разбор будет очень простым, так как фактически внутри он такой же, как и снаружи. </text:span></text:p>
      <text:p text:style-name="P25"><text:span text:style-name="T7">Итак, теперь все готово к обработке данных. Делать мы будет это через программу, написанную на языке программирования </text:span><text:span text:style-name="T4">Java. </text:span><text:span text:style-name="T7">Исходный текст программы здесь приведен не будет, чтобы не занимать много места. Но его можно будет найти на сайте https://github.com/texhnolyzze</text:span><text:span text:style-name="T4">. </text:span><text:span text:style-name="T7">Эта программа на основе исходного </text:span><text:span text:style-name="T4">TXT </text:span><text:span text:style-name="T7">файла создает 2 файла: </text:span><text:span text:style-name="T4">vertices.json </text:span><text:span text:style-name="T7">и </text:span><text:span text:style-name="T4">graph.json. </text:span><text:span text:style-name="T7">Основным здесь является файл </text:span><text:span text:style-name="T4">vertices.json, </text:span><text:span text:style-name="T7">он представляет </text:span><text:span text:style-name="T4">JavaScript </text:span><text:span text:style-name="T7">объект, а именно — массив, в котором элемент </text:span><text:span text:style-name="T4">vertices[i] п</text:span><text:span text:style-name="T7">редставляет собой </text:span><text:span text:style-name="T4">i-</text:span><text:span text:style-name="T7">ую вершину с атрибутами </text:span><text:span text:style-name="T4">(x, y). </text:span><text:span text:style-name="T7">Такая структура позволяет нам практически мгновенно получать доступ к координатам любой интересующей нас вершины (при условии, что известен ее порядковый номер в массиве). Файл </text:span><text:span text:style-name="T4">graph.json </text:span><text:span text:style-name="T7">представляет собой также </text:span><text:span text:style-name="T4">JavaScript </text:span><text:span text:style-name="T7">объект и также является массивом, в </text:span><text:soft-page-break/><text:span text:style-name="T7">котором элемент </text:span><text:span text:style-name="T4">graph[i] </text:span><text:span text:style-name="T7">суть также массив целых чисел, представляющий собой порядковые номера вершин, достижимых из </text:span><text:span text:style-name="T4">i </text:span><text:span text:style-name="T7">- ой вершины. Стоит заметить, что длина массива </text:span><text:span text:style-name="T4">vertices </text:span><text:span text:style-name="T7">равна длине массива </text:span><text:span text:style-name="T4">graph.</text:span></text:p>
      <text:p text:style-name="P24"><text:span text:style-name="T5">Фактически, у нас появилось удобное представление нашей дорожной сети (неявно заданное массивом </text:span><text:span text:style-name="T4">graph). </text:span><text:span text:style-name="T5">Теперь, чтобы проверить, в какую вершину мы могли бы попасть, находись мы сейчас в </text:span><text:span text:style-name="T4">i</text:span><text:span text:style-name="T5"> –</text:span><text:span text:style-name="T4"> </text:span><text:span text:style-name="T5">ой вершине, мы просто проверяем, какие вершины лежат в массиве </text:span><text:span text:style-name="T4">graph[i].</text:span><text:span text:style-name="T5"> А вся геометрическая информация отделена и находится в массиве </text:span><text:span text:style-name="T4">vertices. </text:span><text:span text:style-name="T5">Связь осуществляется только по индексам (первичным ключам) и это очень хорошая практика как для производительности, так и для целостности данных. </text:span></text:p>
      <text:p text:style-name="P24"><text:span text:style-name="T5">Стоит вкратце рассказать, почему был выбран именно </text:span><text:span text:style-name="T4">JSON </text:span><text:span text:style-name="T5">формат. Так как мы разрабатываем веб — приложение, нам нужен язык программирования, поддерживаемый большинством современных браузеров. Когда — то им был язык </text:span><text:span text:style-name="T4">Java, </text:span><text:span text:style-name="T5">затем </text:span><text:span text:style-name="T4">ActionScript, </text:span><text:span text:style-name="T5">сейчас же лидирует в этой области </text:span><text:span text:style-name="T4">JavaScript.</text:span><text:span text:style-name="T5"> Так вот внутри этого языка встроен интерпретатор </text:span><text:span text:style-name="T4">JSON </text:span><text:span text:style-name="T5">файлов, который позволяет </text:span><text:span text:style-name="T4">JavaScript </text:span><text:span text:style-name="T5">объекты из символьного представления (как в </text:span><text:span text:style-name="T4">JSON)</text:span><text:span text:style-name="T5"> переводить непосредственно во внутреннюю память компьютера, тем самым избавляя нас от лишней работы. Но это конечно далеко не единственная причина почему был выбран именно </text:span><text:span text:style-name="T4">JavaScript. </text:span><text:span text:style-name="T5">Это действительно хороший язык, имеющий простую структуру и позволяющий в кратчайшие сроки сделать что — то реально работающее не особо углубляясь в дебри программирования. Этим и объясняется его популярность. </text:span></text:p>
      <text:p text:style-name="P17">Все файлы также могут быть найдены на сайте https://github.com/texhnolyzze.</text:p>
      <text:p text:style-name="P17"/>
      <text:p text:style-name="P17"/>
      <text:p text:style-name="P17"/>
      <text:p text:style-name="P17"/>
      <text:p text:style-name="P17"/>
      <text:p text:style-name="P17"/>
      <text:p text:style-name="P18"><text:soft-page-break/>РАЗРАБОТКА ВНУТРЕННЕЙ ЛОГИКИ ПРИЛОЖЕНИЯ</text:p>
      <text:p text:style-name="P17">Внутренняя логика нашего приложения заключается в нахождении кратчайшего пути на карте Казани от одной вершины до другой. Эта достаточно известная задача, которая легко формулируется в терминах теории графов, подраздела математики. Эта теория получила широкое развитие в 20 — м веке и продолжает развиваться по сей день. Она примечательна тем, что несмотря на свой высокий уровень абстракции, она тем не менее находит многочисленные применения в самых разных практических областях. В том числе и в сфере ГИС. Наиболее очевидное применение этой теории в области ГИС как раз и состоит в поиске кратчайших путей с многочисленными вариациями этой задачи. Например, поиск кратчайшего пешеходного пути или автобусного пути, или пути, проходящего через несколько контрольных точек в заданном порядке их обхода, или в наиболее оптимальном порядке, вычисляемом алгоритмом. </text:p>
      <text:p text:style-name="P17">По определению, граф есть множество вершин <text:span text:style-name="T10">V </text:span>(от англ. <text:span text:style-name="T10">Vertices) </text:span>и бинарное отношение на этом множестве, задаваемое множеством ребер графа <text:span text:style-name="T10">E </text:span>(от англ. <text:span text:style-name="T10">Edges). </text:span>Легко видеть прямую аналогию с нашей проблемной областью: множество вершин — это точки, в которых дорога сворачивает или перекресток, в котором пересекаются дороги. Ребра — это дороги, соединяющие одну вершину с другой. Теперь мы можем сформулировать нашу задачу в терминах этой теории. </text:p>
      <text:p text:style-name="P17">Пусть дан граф <text:span text:style-name="T10">(V, E), </text:span>в нашем случае это карта дорог Казани. Также даны две вершины, принадлежащие этому графу, <text:span text:style-name="T10">u </text:span>и <text:span text:style-name="T10">v, </text:span>где <text:span text:style-name="T10">u – </text:span>начало маршрута, <text:span text:style-name="T10">v – </text:span>конец маршрута<text:span text:style-name="T10">. </text:span>Необходимо найти такую последовательность вершин <text:span text:style-name="T10">u, w1, w2, …, wi, v, </text:span>что длина пути, определяемая этими вершинами минимальна. Стоит заметить, в нашем случае граф связный, то есть из любой вершины существует путь в любую другую. Это объясняется структурой дорожной сети Казани, в ней нет изолированных участков. Также заметим, что в нашем случае граф неориентированный, то есть если существует путь из вершины <text:span text:style-name="T10">u </text:span>в <text:soft-page-break/>вершину <text:span text:style-name="T10">v, </text:span>то существует как минимум один точно такой же путь из <text:span text:style-name="T10">v </text:span>в <text:span text:style-name="T10">u. </text:span>Вообще говоря, это было бы не так, если некоторые дороги Казани были односторонними.</text:p>
      <text:p text:style-name="P17">Это очень известная и важная для практических приложений задача, для которой было придумано множество различных алгоритмов. К счастью, в нашем случае она представлена в одном из своих самых простых вариантов. Существуют также вариации задачи для ориентированных (то есть для односторонних дорог) графов или для ребер с отрицательными весами, то есть для таких ребер, проход по которым не увеличивает длину пути, а наоборот уменьшает ее (в нашем случае веса ребер суть положительные величины, так как они представляют собой расстояние между двумя вершинами, которое не может быть отрицательным).</text:p>
      <text:p text:style-name="P17">Как уже было сказано, для решения этой задачи было придумано множество алгоритмов. В начале мы рассмотрим одно из первых в истории решение, предложенное Эдсгером Дейкстрой в 1959 году. Затем мы рассмотрим эвристическое улучшение данного алгоритма, так как оно имеет место быть в силу специфики нашей задачи. Это улучшение называется «алгоритм А*» (читается как алгоритм ЭйСтар или <text:span text:style-name="T10">A —</text:span> звездочка). </text:p>
      <text:p text:style-name="P17">В окончательной версии будет использован алгоритм <text:span text:style-name="T10">A*. </text:span>Однако для его понимания необходимо разобраться в работе алгоритма Дейкстры. Этому и посвящена следующая глава. </text:p>
      <text:p text:style-name="P17"/>
      <text:p text:style-name="P17"/>
      <text:p text:style-name="P17"/>
      <text:p text:style-name="P17"/>
      <text:p text:style-name="P17"/>
      <text:p text:style-name="P17"/>
      <text:p text:style-name="P17"/>
      <text:p text:style-name="P17"/>
      <text:list xml:id="list1485130097158054147" text:style-name="L2">
        <text:list-item>
          <text:list>
            <text:list-item>
              <text:p text:style-name="P30"><text:soft-page-break/>Алгоритм Дейкстры</text:p>
            </text:list-item>
          </text:list>
        </text:list-item>
      </text:list>
      <text:p text:style-name="P21">Алгоритм Дейкстры для нахождения кратчайших путей во взвешенных графах <text:s/>был изобретен нидерландским ученым Эдсгером Дейкстрой в 1959 году. Он работает только для ребер с положительными весами. Этот алгоритм в силу своей гибкости (можно создать простейшую версию этого алгоритма, а можно значительно улучшенную, время их работ будет сильно отличаться, хотя суть у алгоритмов остается той же самой) используется в самых разных областях вычислительной техники. Например, некоторые сетевые протоколы, такие как <text:span text:style-name="T10">OSPF </text:span>и <text:span text:style-name="T10">IS-IS </text:span>используют одну из реализаций этого алгоритма для поиска кратчайшего пути до некоторого узла в сети. </text:p>
      <text:p text:style-name="P21">Приведем псевдокод алгоритма. По условию нам дан граф <text:span text:style-name="T10">(</text:span><text:span text:style-name="T12">V</text:span><text:span text:style-name="T10">, </text:span><text:span text:style-name="T12">E</text:span><text:span text:style-name="T10">) </text:span>и вершины <text:span text:style-name="T12">u</text:span><text:span text:style-name="T10"> </text:span>и <text:span text:style-name="T12">v</text:span><text:span text:style-name="T10">. </text:span>Из вершины <text:span text:style-name="T12">u</text:span><text:span text:style-name="T10"> </text:span>алгоритм начинает свою работу. </text:p>
      <text:p text:style-name="P19">Обозначения:</text:p>
      <text:p text:style-name="P22">V – <text:span text:style-name="T15">множество вершин графа</text:span></text:p>
      <text:p text:style-name="P22">w(i, j) – <text:span text:style-name="T15">длина пути из вершины </text:span><text:span text:style-name="T16">i </text:span><text:span text:style-name="T15">в вершину </text:span><text:span text:style-name="T16">j</text:span></text:p>
      <text:p text:style-name="P22">U –<text:span text:style-name="T13"> </text:span><text:span text:style-name="T15">множество посещенных вершин</text:span></text:p>
      <text:p text:style-name="P22">d[] - <text:span text:style-name="T15">массив расстояний, </text:span>d[i] <text:span text:style-name="T15">равно наилучшему на данный момент известному расстоянию до вершины </text:span>i<text:span text:style-name="T16"> </text:span></text:p>
      <text:p text:style-name="P22">p[] - <text:span text:style-name="T15">массив переходов между вершинами, </text:span>p[i] <text:span text:style-name="T15">равно индексу вершины, через которую проходит кратчайший путь в </text:span>i<text:span text:style-name="T16"> </text:span></text:p>
      <text:p text:style-name="P19">Инициализация:</text:p>
      <text:p text:style-name="P19">Для каждой вершины <text:span text:style-name="T10">i</text:span></text:p>
      <text:p text:style-name="P19"><text:span text:style-name="T10"><text:tab/>d[i] = + </text:span>Бесконечность</text:p>
      <text:p text:style-name="P19"><text:tab/><text:span text:style-name="T10">p[i] = - 1</text:span></text:p>
      <text:p text:style-name="P22">d[u] = 0</text:p>
      <text:p text:style-name="P22">p[u] = u</text:p>
      <text:p text:style-name="P22"/>
      <text:p text:style-name="P22"/>
      <text:p text:style-name="P22"/>
      <text:p text:style-name="P19"><text:soft-page-break/>Шаг алгоритма:</text:p>
      <text:p text:style-name="P19">Пока существует вершины,<text:span text:style-name="T10"> </text:span>не принадлежащие <text:span text:style-name="T10">U</text:span></text:p>
      <text:p text:style-name="P19"><text:span text:style-name="T10"><text:tab/>i = </text:span>вершина из <text:span text:style-name="T10">V </text:span>не принадлежащая <text:span text:style-name="T10">U </text:span>с минимальным <text:span text:style-name="T10">d[i]</text:span></text:p>
      <text:p text:style-name="P19"><text:span text:style-name="T10"><text:tab/></text:span>Добавить <text:span text:style-name="T10">i </text:span>в <text:span text:style-name="T10">U</text:span></text:p>
      <text:p text:style-name="P19"><text:span text:style-name="T10"><text:tab/></text:span>Для всех вершин <text:span text:style-name="T10">j, </text:span>не принадлежащих <text:span text:style-name="T10">U </text:span>и смежных вершине <text:span text:style-name="T10">i</text:span></text:p>
      <text:p text:style-name="P19"><text:span text:style-name="T10"><text:tab/><text:tab/></text:span>Если <text:span text:style-name="T10">d[j] &gt; d[i] + w(i, j) </text:span>тогда</text:p>
      <text:p text:style-name="P19"><text:tab/><text:tab/><text:tab/><text:span text:style-name="T10">d[j] = d[i] + w(i, j)</text:span></text:p>
      <text:p text:style-name="P22"><text:tab/><text:tab/><text:tab/>p[j] = i</text:p>
      <text:p text:style-name="P19">Конец.</text:p>
      <text:p text:style-name="P21">По завершении работы алгоритма кратчайший путь в вершину <text:span text:style-name="T12">v </text:span>из <text:span text:style-name="T12">u </text:span>можно отследить следующим образом:</text:p>
      <text:p text:style-name="P19">Пусть <text:span text:style-name="T10">P – </text:span>путь из <text:span text:style-name="T10">u </text:span>в <text:span text:style-name="T10">v, </text:span>изначально пустой</text:p>
      <text:p text:style-name="P19">Пусть <text:span text:style-name="T10">i = v</text:span></text:p>
      <text:p text:style-name="P19">Пока <text:span text:style-name="T10">i</text:span> не равно <text:span text:style-name="T10">u</text:span></text:p>
      <text:p text:style-name="P19"><text:span text:style-name="T10"><text:tab/></text:span>Добавить <text:span text:style-name="T10">i </text:span>в начало пути <text:span text:style-name="T10">P</text:span></text:p>
      <text:p text:style-name="P22"><text:tab/>i = p[i]</text:p>
      <text:p text:style-name="P19">Добавить <text:span text:style-name="T10">u </text:span>в начало пути <text:span text:style-name="T10">P <text:s/></text:span><text:s text:c="2"/><text:span text:style-name="T10"><text:s text:c="2"/></text:span></text:p>
      <text:p text:style-name="P19">Конец.</text:p>
      <text:p text:style-name="P19"/>
      <text:p text:style-name="P19"><text:span text:style-name="T16">После этого</text:span><text:span text:style-name="T10"> </text:span><text:span text:style-name="T16">в </text:span><text:span text:style-name="T10">P </text:span><text:span text:style-name="T16">лежит нужный порядок обхода вершин, а длина пути </text:span><text:span text:style-name="T8">минимальна из всех возможных и равна</text:span><text:span text:style-name="T16"> </text:span><text:span text:style-name="T10">d[v]. </text:span></text:p>
      <text:p text:style-name="P21">Строго говоря, все сказанное выше требует доказательство корректности и сохранения инвариантов алгоритма. Однако тема курсовой посвящена не теоретическим вопросам алгоритмов, а решению практической задачи, поэтому все доказательства будут опущены. Однако они могут быть найдены на любом тематическом ресурсе, например здесь <text:span text:style-name="T10">[2].</text:span></text:p>
      <text:p text:style-name="P21">Представленный выше псевдокод алгоритма практически никак не привязан к реализации на реальном языке программирования, так как содержит лишь общие формулировки. </text:p>
      <text:p text:style-name="P21"><text:soft-page-break/>На самом деле скорости работы этого алгоритма для наших размеров задачи (всего при оцифровке дорог Казани было получено 1609 вершин, максимальное число смежных вершин равно 5, то есть верхняя оценка для числа ребер — 8045, на деле их гораздо меньше) более чем достаточно и на этом можно было бы успокоиться. Однако так как мы имитируем создание реального приложения, которое постоянно развивается и увеличивается в размерах, можно допустить, что производительности алгоритма Дейкстры нам в какой — то момент уже не хватает. Тут стоит вопрос об еще одном важном аспекте разработки приложений — оптимизации. Тут — то нам и понадобится алгоритм <text:span text:style-name="T10">A*.</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
      <text:p text:style-name="P21"/>
      <text:p text:style-name="P21"/>
      <text:list xml:id="list746867557619247628" text:style-name="L3">
        <text:list-item>
          <text:list>
            <text:list-item>
              <text:p text:style-name="P31"><text:soft-page-break/><text:span text:style-name="T17">Алгоритм </text:span><text:span text:style-name="T12">A*</text:span></text:p>
            </text:list-item>
          </text:list>
        </text:list-item>
      </text:list>
      <text:p text:style-name="P21">Проблема алгоритма Дейкстры в том, что он ищет кратчайшее расстояние из исходной вершины до всех вершин, достижимых из нее. В нашем случае это лишняя трата ресурсов компьютера. Однако этот алгоритм идеально бы работал, например, для пожарной станции. Так как достаточно один раз вычислить кратчайшие пути от пожарной станции до всех остальных узлов в городе и в случае пожара в городе немедленно выдавать ответ. Но в нашем случае необходим лишь ответ на вопрос каков кратчайший путь из вершины <text:span text:style-name="T12">u </text:span>в <text:span text:style-name="T12">v, </text:span>остальные узлы нас не интересуют. </text:p>
      <text:p text:style-name="P21">Алгоритм <text:span text:style-name="T10">A* </text:span>был как раз придуман именно для таких задач в 1968 году. Он оптимизирует алгоритм Дейкстры для случая двух вершин. Делает он это с помощью эвристической функции <text:span text:style-name="T12">h(u, v), </text:span>которая равна примерной длине пути из вершины <text:span text:style-name="T12">u </text:span>в вершину <text:span text:style-name="T12">v</text:span><text:span text:style-name="T10">. </text:span>Стоит сразу заметить, что не всякая функция сгодится в качестве эвристической. Если эвристическая функция допустима, то для любых вершин <text:span text:style-name="T12">u </text:span>и<text:span text:style-name="T12"> v h(u, v) </text:span>должно быть меньше или равно длине фактического кратчайшего пути из <text:span text:style-name="T12">u </text:span>в <text:span text:style-name="T12">v. </text:span>И в нашем случае это условие будет выполняться, так как в качестве эвристической функции мы возьмем следующую:</text:p>
      <text:p text:style-name="P22">h(u, v) = sqrt((u.x – v.x) ^ 2 + (u.y – v.y) ^ 2)</text:p>
      <text:p text:style-name="P21">Нетрудно понять, что эта функция вычисляет евклидово расстояние между двумя точками. Ее можно считать достаточно точной, так как в пределах Казани кривизна земной поверхности слабо заметна. Также видно, что она допустимая (то есть удовлетворяет условию выше), ибо вычисляет расстояние между вершинами по прямой линии. А из школьного курса геометрии известно, что кратчайший путь между двумя точками есть прямая, проведенная через них.</text:p>
      <text:p text:style-name="P21">Есть еще более сильное условие допустимости, из которого можно получить первое. Однако оно сложнее приведенного выше для понимания. В любом случае, его можно найти здесь <text:span text:style-name="T10">[3].</text:span></text:p>
      <text:p text:style-name="P21"><text:soft-page-break/>Также как и в случае с алгоритмом Дейкстры, приведем псевдокод. Обозначения:</text:p>
      <text:p text:style-name="P22">Source —<text:span text:style-name="T15"> начальная вершина</text:span></text:p>
      <text:p text:style-name="P22">Destination – <text:span text:style-name="T15">целевая вершина</text:span></text:p>
      <text:p text:style-name="P22">f[] – <text:span text:style-name="T15">массив, в котором под индексом </text:span>v<text:span text:style-name="T15">хранится величина: </text:span><text:span text:style-name="T13">фактическое расстояние до </text:span>v + h(v, Destination)</text:p>
      <text:p text:style-name="P22">g[] – <text:span text:style-name="T15">массив, в котором под индексом </text:span>v <text:span text:style-name="T15">хранится расстояние от начальной вершина до </text:span>v</text:p>
      <text:p text:style-name="P22">p[] - <text:span text:style-name="T15">массив переходов между вершинами, </text:span>p[v] <text:span text:style-name="T15">равно индексу вершины, через которую проходит кратчайший путь в </text:span>v<text:span text:style-name="T16"> </text:span></text:p>
      <text:p text:style-name="P22">U – <text:span text:style-name="T15">множество рассмотренных вершин</text:span></text:p>
      <text:p text:style-name="P22"><text:span text:style-name="T13">w(i, j)</text:span><text:span text:style-name="T15"> – длина пути из вершины </text:span><text:span text:style-name="T13">i </text:span><text:span text:style-name="T15">в вершину </text:span><text:span text:style-name="T13">j</text:span></text:p>
      <text:p text:style-name="P19">Инициализация:</text:p>
      <text:p text:style-name="P22"><text:span text:style-name="T13">Для каждой вершины </text:span>v </text:p>
      <text:p text:style-name="P22"><text:tab/>f[v] = + <text:span text:style-name="T13">Бесконечность</text:span></text:p>
      <text:p text:style-name="P22"><text:span text:style-name="T13"><text:tab/></text:span>g[v] = +<text:span text:style-name="T13">Бесконечность</text:span></text:p>
      <text:p text:style-name="P22"><text:span text:style-name="T13"><text:tab/></text:span>p[v] = -1</text:p>
      <text:p text:style-name="P22">g[Source] = 0</text:p>
      <text:p text:style-name="P22">p[Source] = Source</text:p>
      <text:p text:style-name="P22">f[Source] = h(Source, Destination)</text:p>
      <text:p text:style-name="P19">Конец.</text:p>
      <text:p text:style-name="P22"/>
      <text:p text:style-name="P22"/>
      <text:p text:style-name="P22"/>
      <text:p text:style-name="P22"/>
      <text:p text:style-name="P22"/>
      <text:p text:style-name="P22"/>
      <text:p text:style-name="P22"/>
      <text:p text:style-name="P22"/>
      <text:p text:style-name="P19"><text:soft-page-break/>Шаг алгоритма:</text:p>
      <text:p text:style-name="P19">Пока существуют вершины, не принадлежащие <text:span text:style-name="T10">U</text:span></text:p>
      <text:p text:style-name="P19"><text:span text:style-name="T10"><text:tab/>u = </text:span>вершина<text:span text:style-name="T10"> </text:span>с минимальным значением <text:span text:style-name="T10">f[u], </text:span>не принадлежащая <text:span text:style-name="T10">U</text:span></text:p>
      <text:p text:style-name="P19"><text:span text:style-name="T10"><text:tab/></text:span>Если <text:span text:style-name="T10">u = Destination</text:span></text:p>
      <text:p text:style-name="P19"><text:span text:style-name="T10"><text:tab/><text:tab/></text:span>Алгоритм завершает работу</text:p>
      <text:p text:style-name="P19"><text:tab/>Добавить <text:span text:style-name="T10">u </text:span>в <text:span text:style-name="T10">U</text:span></text:p>
      <text:p text:style-name="P19"><text:span text:style-name="T10"><text:tab/></text:span>Для каждой вершины <text:span text:style-name="T10">v </text:span>смежной с <text:span text:style-name="T10">u</text:span></text:p>
      <text:p text:style-name="P22"><text:tab/><text:tab/>tent = g[u] + w(u, v)</text:p>
      <text:p text:style-name="P19"><text:span text:style-name="T10"><text:tab/><text:tab/></text:span>Если (<text:span text:style-name="T10">v </text:span>принадлежит <text:span text:style-name="T10">U</text:span>)<text:span text:style-name="T10"> </text:span>И (<text:span text:style-name="T10">tent =&gt; g[v])</text:span></text:p>
      <text:p text:style-name="P19"><text:span text:style-name="T10"><text:tab/><text:tab/><text:tab/></text:span>Перейти к следующей вершине</text:p>
      <text:p text:style-name="P19"><text:tab/><text:tab/>Если (<text:span text:style-name="T10">v </text:span>не принадлежит <text:span text:style-name="T10">U) </text:span>ИЛИ (<text:span text:style-name="T10">tent &lt; g[v])</text:span></text:p>
      <text:p text:style-name="P22"><text:tab/><text:tab/><text:tab/>p[v] = u</text:p>
      <text:p text:style-name="P22"><text:tab/><text:tab/><text:tab/>g[v] = tent</text:p>
      <text:p text:style-name="P22"><text:tab/><text:tab/><text:tab/>f[v] = g[v] + h(v, Destination)</text:p>
      <text:p text:style-name="P19">Конец.</text:p>
      <text:p text:style-name="P21"/>
      <text:p text:style-name="P21">Вот и все. После этого<text:span text:style-name="T10">,</text:span> так же, как и в алгоритме Дейкстры, вычисленный путь от<text:span text:style-name="T10"> </text:span><text:span text:style-name="T12">Source </text:span><text:span text:style-name="T17">до </text:span><text:span text:style-name="T12">Destination </text:span>можно восстановить пройдя по ссылкам массива <text:span text:style-name="T12">p[].</text:span></text:p>
      <text:p text:style-name="P22"/>
      <text:p text:style-name="P22"/>
      <text:p text:style-name="P22"/>
      <text:p text:style-name="P22"/>
      <text:p text:style-name="P22"/>
      <text:p text:style-name="P22"/>
      <text:p text:style-name="P22"/>
      <text:p text:style-name="P22"/>
      <text:p text:style-name="P22"/>
      <text:p text:style-name="P22"/>
      <text:p text:style-name="P22"/>
      <text:list xml:id="list8402570071421553359" text:style-name="L4">
        <text:list-item>
          <text:list>
            <text:list-item>
              <text:p text:style-name="P32"><text:soft-page-break/>Реализация</text:p>
            </text:list-item>
          </text:list>
        </text:list-item>
      </text:list>
      <text:p text:style-name="P21">Все сказанное выше не имеет прямого отношения к реальности. Есть множество способов перевести на реальный язык программирования описанные выше алгоритмы Дейкстры или <text:span text:style-name="T10">A*. </text:span>От реализации будет сильно зависеть производительность алгоритма. Ключевое место алгоритма, которое может сильно повлиять на производительность — там, где мы выбираем еще не просмотренные вершины с максимальным приоритетом (то есть в конкретный момент работы алгоритма это вершина, до которой расстояние минимально). Эта операция в зависимости от реализации может выполняться минимум за постоянное время (то есть это время никак не зависит от количества вершин) и максимум за линейное (удвоение количества вершин увеличит время этой операции вдвое). Наша реализация этой операции будет находиться между этих значений. Ее время пропорционально логарифму от числа вершин по основанию 2. То есть удвоение числа вершин лишь очень незначительно меняет количество операций. </text:p>
      <text:p text:style-name="P21">Здесь мы не будем приводить реализацию, так как это займет очень много места. Однако она может быть найдена в репозитории кода, созданном специально для этой курсовой:</text:p>
      <text:p text:style-name="P21"><text:a xlink:type="simple" xlink:href="https://github.com/texhnolyzze" text:style-name="Internet_20_link" text:visited-style-name="Visited_20_Internet_20_Link">https://github.com/texhnolyzze</text:a></text:p>
      <text:p text:style-name="P21"/>
      <text:p text:style-name="P21"/>
      <text:p text:style-name="P21"/>
      <text:p text:style-name="P21"/>
      <text:p text:style-name="P21"/>
      <text:p text:style-name="P21"/>
      <text:p text:style-name="P21"/>
      <text:p text:style-name="P21"/>
      <text:p text:style-name="P21"/>
      <text:p text:style-name="P21"/>
      <text:p text:style-name="P20"><text:soft-page-break/>СОЗДАНИЕ ПОЛЬЗОВАТЕЛЬСКОГО ИНТЕРФЕЙСА</text:p>
      <text:p text:style-name="P21">Так как мы пишем приложение для его использования в интернете, то логично предположить, что оно будет размещаться на веб — странице. Языком для создания таких страниц является язык <text:span text:style-name="T10">HTML (Hyper Text Mark Up Language). </text:span></text:p>
      <text:p text:style-name="P21">Этот язык представляет собой иерархическое описание веб — страницы, в корне которого находится главный элемент с тегом <text:span text:style-name="T10">&lt;html&gt;, </text:span>а внутри него уже располагаются основные элементы страницы. </text:p>
      <text:p text:style-name="P21">Для отрисовки нашей растровой карты Казани, мы воспользуемся элементом <text:span text:style-name="T10">&lt;canvas&gt; </text:span>(холст)<text:span text:style-name="T10">. </text:span>Также на языке <text:span text:style-name="T10">JavaScript </text:span>мы создадим абстракцию смотрового окна, чтобы пользователь мог менять масштаб карты и двигать смотровое окно по карте. Стоит заметить, что язык <text:span text:style-name="T10">JavaScript </text:span>очень тесно связан с языком <text:span text:style-name="T10">HTML, </text:span>так как основное предназначение этого языка как раз и состоит в редактировании элементов разметки страницы. </text:p>
      <text:p text:style-name="P21">Еще нам понадобится как — то реагировать на действия пользователя. Для этого мы на языке <text:span text:style-name="T10">JavaScript </text:span>опишем обработчик событий мыши и зарегистрируем его на холсте. Таким образом, например, при клике на холсте браузером будет вызываться наш обработчик.</text:p>
      <text:p text:style-name="P21">Рассмотрим поподробнее процесс работы с нашей картой. При открытии страницы вначале отрисовывается карта в полном размере. Потом на нее наносятся в виде пинов (маркеров) все узлы, представляющие собой либо перекресток, либо изгиб дороги (на самом деле, изгибы дорог не обязательно заносить в множество узлов, просто так намного проще). После чего пользователь может навестись курсором на холст, и либо кликнуть по нему, либо прокрутить колесо мыши. Если происходит второе — мы уменьшаем (если колесо прокрутили вперед) или увеличиваем (если колесо прокрутили назад и не достигнут предел) масштаб. Если же происходит первое — мы просматриваем весь список вершин и находим ту, расстояние до которой от точки клика минимально. Потом проверяем, не превышает ли оно какой — нибудь небольшой величины (для того, чтобы исключить бессмысленные <text:soft-page-break/>клики), и если нет — добавляем этот узел к начальной точке пути. Также, если пользователь второй раз нажмет на какой — либо другой узел (отличающийся от первого), мы запустим наш алгоритм поиска пути и сохраним результат вычислений. После чего наглядно отрисуем путь от начального до конечного. Также, после выбора первого узла, мы поместим на холсте кнопку «Отменить», а после выбора второго узла и отрисовки найденного пути, мы ее скроем, и нарисуем другую: «Другой путь». </text:p>
      <text:p text:style-name="P21">Вот и все составляющие нашего пользовательского интерфейса. Он простой и понятный, можно даже сказать минималистичный. Как всегда, исходный код веб — страницы может быть найден в репозитории этой курсовой работы:</text:p>
      <text:p text:style-name="P21"><text:a xlink:type="simple" xlink:href="https://github.com/texhnolyzze" text:style-name="Internet_20_link" text:visited-style-name="Visited_20_Internet_20_Link">https://github.com/texhnolyzze</text: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51cm" style:writing-mode="lr-tb"/>
      <style:text-properties style:use-window-font-color="true" style:font-name="Calibri" fo:font-size="11pt" fo:language="ru" fo:country="RU"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2e74b5" style:font-name="Calibri Light"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language-asian="ru" style:country-asian="RU"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cm" style:type="center"/>
          <style:tab-stop style:position="16.501cm" style:type="right"/>
        </style:tab-stops>
      </style:paragraph-properties>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ru" style:country-asian="RU"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4pt" fo:font-weight="bold" style:font-size-asian="14pt" style:font-weight-asian="bold"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4pt" style:font-size-asian="14pt"/>
    </style:style>
    <style:style style:name="ListLabel_20_2" style:display-name="ListLabel 2" style:family="text">
      <style:text-properties style:font-name-complex="Times New Roman1"/>
    </style:style>
    <style:style style:name="ListLabel_20_3" style:display-name="ListLabel 3"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Times New Roman"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а, б, .., аа, аб, ... (ru)">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6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9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4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7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0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886cm"/>
        </style:list-level-properties>
        <style:text-properties fo:font-family="Symbol" style:font-style-name="Обычный" style:font-family-generic="roman"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а, б, .., аа, аб, ... (ru)">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а, б, .., аа, аб, ... (ru)">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а, б, .., аа, аб, ... (ru)">
        <style:list-level-properties text:list-level-position-and-space-mode="label-alignment">
          <style:list-level-label-alignment text:label-followed-by="listtab" fo:text-indent="-0.635cm" fo:margin-left="2.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а, б, .., аа, аб, ... (ru)">
        <style:list-level-properties text:list-level-position-and-space-mode="label-alignment">
          <style:list-level-label-alignment text:label-followed-by="listtab" fo:text-indent="-0.635cm" fo:margin-left="2.64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91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18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45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72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99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26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53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8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а, б, .., аа, аб, ... (ru)">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2.519cm"/>
        </style:list-level-properties>
        <style:text-properties fo:font-family="'Times New Roman'" style:font-style-name="Обычный"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Обычный"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2.519cm"/>
        </style:list-level-properties>
        <style:text-properties fo:font-family="'Times New Roman'" style:font-style-name="Обычный"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Обычный"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2.519cm"/>
        </style:list-level-properties>
        <style:text-properties fo:font-family="'Times New Roman'" style:font-style-name="Обычный"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Обычный"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Обычный"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page-layout style:name="Mpm1">
      <style:page-layout-properties fo:page-width="21.001cm" fo:page-height="29.7cm" style:num-format="1" style:print-orientation="portrait" fo:margin-top="2cm" fo:margin-bottom="2cm" fo:margin-left="3cm" fo:margin-right="1cm" style:shadow="none"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27cm" fo:margin-left="3cm" fo:margin-right="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Линар Абзалов</meta:initial-creator>
    <dc:creator>Ильяс Каримуллин</dc:creator>
    <meta:editing-cycles>210</meta:editing-cycles>
    <meta:print-date>2018-03-07T10:11:00</meta:print-date>
    <meta:creation-date>2017-12-29T06:19:00</meta:creation-date>
    <dc:date>2018-04-03T18:57:26.87</dc:date>
    <meta:editing-duration>P1DT2H30M28S</meta:editing-duration>
    <meta:generator>OpenOffice/4.1.5$Win32 OpenOffice.org_project/415m1$Build-9789</meta:generator>
    <meta:document-statistic meta:table-count="1" meta:image-count="0" meta:object-count="0" meta:page-count="18" meta:paragraph-count="148" meta:word-count="3218" meta:character-count="219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